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style:font-name="Liberation Mono" fo:font-style="normal" style:text-underline-style="none" fo:font-weight="normal" officeooo:rsid="0003e86a" style:font-style-asian="normal" style:font-weight-asian="normal" style:font-style-complex="normal" style:font-weight-complex="normal"/>
    </style:style>
    <style:style style:name="T2" style:family="text">
      <style:text-properties officeooo:rsid="00048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ndoc_20_source">Here comes <text:span text:style-name="T1">inlined code</text:span> text <text:span text:style-name="T2">and </text:span><text:span text:style-name="T1">an another</text:span><text:span text:style-name="T2">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ndoc_20_source" style:display-name="pandoc source" style:family="paragraph" style:parent-style-name="Standard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8-08-14T18:11:13.945498295</dc:date>
    <meta:editing-duration>PT12M4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9" meta:character-count="48" meta:non-whitespace-character-count="40"/>
  </office:meta>
</office:document-meta>
</file>